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0.318cm" fo:margin-right="0cm" fo:text-indent="0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.318cm" fo:margin-right="0cm" fo:text-indent="-0.318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 Semibold" fo:font-size="28pt" fo:text-shadow="none" style:font-size-asian="28pt" style:font-size-complex="28pt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ffffff" style:font-name="Segoe UI1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146cm" svg:height="4.372cm" svg:x="1.524cm" svg:y="1.016cm">
          <draw:text-box>
            <text:p text:style-name="P1"><text:span text:style-name="T1">HYMN #346</text:span></text:p>
            <text:p text:style-name="P1"><text:span text:style-name="T2">“</text:span><text:span text:style-name="T2">When All the World Was Cursed”</text:span><text:span text:style-name="T3"> 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146cm" svg:height="8.133cm" svg:x="1.524cm" svg:y="1.016cm">
          <draw:text-box>
            <text:p text:style-name="P1"><text:span text:style-name="T4">1. </text:span><text:span text:style-name="T5">When all the world was cursed</text:span><text:span text:style-name="T5"><text:line-break/></text:span><text:span text:style-name="T5">By Moses’ condemnation,</text:span><text:span text:style-name="T5"><text:line-break/></text:span><text:span text:style-name="T5">Saint John the Baptist came</text:span><text:span text:style-name="T5"><text:line-break/></text:span><text:span text:style-name="T5">With words of consol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146cm" svg:height="7.011cm" svg:x="1.524cm" svg:y="1.016cm">
          <draw:text-box>
            <text:p text:style-name="P1"><text:span text:style-name="T5">With true forerunner’s zeal</text:span><text:span text:style-name="T5"><text:line-break/></text:span><text:span text:style-name="T5">The greater One he named,</text:span><text:span text:style-name="T5"><text:line-break/></text:span><text:span text:style-name="T5">And Him, as yet unknown,</text:span><text:span text:style-name="T5"><text:line-break/></text:span><text:span text:style-name="T5">As Savior he proclaime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5.146cm" svg:height="8.133cm" svg:x="1.524cm" svg:y="1.016cm">
          <draw:text-box>
            <text:p text:style-name="P1"><text:span text:style-name="T4">2. </text:span><text:span text:style-name="T5">Before he yet was born,</text:span><text:span text:style-name="T5"><text:line-break/></text:span><text:span text:style-name="T5">He leaped in joyful meeting,</text:span><text:span text:style-name="T5"><text:line-break/></text:span><text:span text:style-name="T5">Confessing Him as Lord</text:span><text:span text:style-name="T5"><text:line-break/></text:span><text:span text:style-name="T5">Whose mother he was greet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5" draw:layer="layout" svg:width="25.146cm" svg:height="7.011cm" svg:x="1.524cm" svg:y="1.016cm">
          <draw:text-box>
            <text:p text:style-name="P1"><text:span text:style-name="T5">By Jordan’s rolling stream,</text:span><text:span text:style-name="T5"><text:line-break/></text:span><text:span text:style-name="T5">A new Elijah bold,</text:span><text:span text:style-name="T5"><text:line-break/></text:span><text:span text:style-name="T5">He testified of Him</text:span><text:span text:style-name="T5"><text:line-break/></text:span><text:span text:style-name="T5">Of whom the prophets tol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5" draw:layer="layout" svg:width="25.146cm" svg:height="8.133cm" svg:x="1.524cm" svg:y="1.016cm">
          <draw:text-box>
            <text:p text:style-name="P1"><text:span text:style-name="T4">3. </text:span><text:span text:style-name="T5">Behold the Lamb of God</text:span><text:span text:style-name="T5"><text:line-break/></text:span><text:span text:style-name="T5">That bears the world’s transgression,</text:span><text:span text:style-name="T5"><text:line-break/></text:span><text:span text:style-name="T5">Whose sacrifice removes</text:span><text:span text:style-name="T5"><text:line-break/></text:span><text:span text:style-name="T5">The devil’s dread oppres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5" draw:layer="layout" svg:width="25.146cm" svg:height="7.011cm" svg:x="1.524cm" svg:y="1.016cm">
          <draw:text-box>
            <text:p text:style-name="P1"><text:span text:style-name="T5">Behold the Lamb of God,</text:span><text:span text:style-name="T5"><text:line-break/></text:span><text:span text:style-name="T5">Who takes away our sin,</text:span><text:span text:style-name="T5"><text:line-break/></text:span><text:span text:style-name="T5">Who for our peace and joy</text:span><text:span text:style-name="T5"><text:line-break/></text:span><text:span text:style-name="T5">Will full atonement w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5" draw:layer="layout" svg:width="25.146cm" svg:height="8.133cm" svg:x="1.524cm" svg:y="1.016cm">
          <draw:text-box>
            <text:p text:style-name="P1"><text:span text:style-name="T4">4. </text:span><text:span text:style-name="T5">O grant, dear Lord of love,</text:span><text:span text:style-name="T5"><text:line-break/></text:span><text:span text:style-name="T5">That we receive, rejoicing,</text:span><text:span text:style-name="T5"><text:line-break/></text:span><text:span text:style-name="T5">The word proclaimed by John,</text:span><text:span text:style-name="T5"><text:line-break/></text:span><text:span text:style-name="T5">Our true repentance voic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5" draw:text-style-name="P6" draw:layer="layout" svg:width="25.146cm" svg:height="13.491cm" svg:x="1.524cm" svg:y="1.016cm">
          <draw:text-box>
            <text:p text:style-name="P1"><text:span text:style-name="T5">That gladly we may walk</text:span><text:span text:style-name="T5"><text:line-break/></text:span><text:span text:style-name="T5">Upon our Savior’s way</text:span><text:span text:style-name="T5"><text:line-break/></text:span><text:span text:style-name="T5">Until we live with Him</text:span><text:span text:style-name="T5"><text:line-break/></text:span><text:span text:style-name="T5">In His eternal day.</text:span></text:p>
            <text:p text:style-name="P7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8">© 1941 Concordia Publishing House. </text:span></text:p>
            <text:p text:style-name="P7"><text:span text:style-name="T8">Used by permission: </text:span></text:p>
            <text:p text:style-name="P7"><text:span text:style-name="T8">LSB Hymn License .NET, no. 100011038.</text:span></text:p>
            <text:p text:style-name="P2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4:50:40.126000000</meta:creation-date>
    <dc:title>Hymn template</dc:title>
    <meta:editing-duration>PT22M40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4T15:15:20.701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13T14:50:39.814000000"/>
  </office:meta>
</office:document-meta>
</file>